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4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5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1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1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4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1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1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6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2" table:formula="of:=[.I29]" office:value-type="currency" office:currency="USD" office:value="195" calcext:value-type="currency" table:number-columns-spanned="2" table:number-rows-spanned="2">
            <text:p>$19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5-01" calcext:value-type="date">
            <text:p>05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05" calcext:value-type="date">
            <text:p>04/05/26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54" office:value-type="currency" office:currency="USD" office:value="65" calcext:value-type="currency">
            <text:p>$65.00</text:p>
          </table:table-cell>
          <table:table-cell table:style-name="ce63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4-19" calcext:value-type="date">
            <text:p>04/19/2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55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4-26" calcext:value-type="date">
            <text:p>04/26/26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54" office:value-type="currency" office:currency="USD" office:value="65" calcext:value-type="currency">
            <text:p>$65.00</text:p>
          </table:table-cell>
          <table:table-cell table:style-name="ce63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7" table:number-columns-spanned="5" table:number-rows-spanned="1"/>
          <table:covered-table-cell table:number-columns-repeated="4" table:style-name="ce27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<text:s/></text:p>
          </table:table-cell>
          <table:table-cell table:style-name="ce25"/>
          <table:table-cell table:style-name="ce27" table:number-columns-spanned="5" table:number-rows-spanned="1"/>
          <table:covered-table-cell table:number-columns-repeated="4" table:style-name="ce27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28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7" table:formula="of:=SUM([.I15:.I25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8" table:formula="of:=SUM([.I16:.I26])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8T18:15:35.761647791</dc:date>
    <meta:editing-duration>PT3H36M36S</meta:editing-duration>
    <meta:editing-cycles>66</meta:editing-cycles>
    <meta:generator>LibreOffice/7.4.7.2$Linux_AARCH64 LibreOffice_project/40$Build-2</meta:generator>
    <meta:document-statistic meta:table-count="1" meta:cell-count="60" meta:object-count="1"/>
  </office:meta>
</office:document-meta>
</file>